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olomon-ferdin/Coursework/blob/main/block10/PicassoPainting.html" text:style-name="Internet_20_link" text:visited-style-name="Visited_20_Internet_20_Link">https://github.com/solomon-ferdin/Coursework/blob/main/block10/PicassoPainting.html</text:a></text:p>
      <text:p text:style-name="Standard"/>
      <text:p text:style-name="Standard"><text:a xlink:type="simple" xlink:href="https://github.com/solomon-ferdin/Coursework/blob/main/block10/Picasso.css" text:style-name="Internet_20_link" text:visited-style-name="Visited_20_Internet_20_Link">https://github.com/solomon-ferdin/Coursework/blob/main/block10/Picasso.css</text:a></text:p>
      <text:p text:style-name="Standard"/>
      <text:p text:style-name="Standard"><text:a xlink:type="simple" xlink:href="https://github.com/solomon-ferdin/Coursework/blob/main/block10/VisitorList.html" text:style-name="Internet_20_link" text:visited-style-name="Visited_20_Internet_20_Link">https://github.com/solomon-ferdin/Coursework/blob/main/block10/VisitorList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47:10.972247483</meta:creation-date>
    <meta:generator>LibreOffice/7.3.7.2$Linux_X86_64 LibreOffice_project/30$Build-2</meta:generator>
    <dc:date>2023-09-18T14:48:38.760973223</dc:date>
    <meta:editing-duration>PT1M28S</meta:editing-duration>
    <meta:editing-cycles>1</meta:editing-cycles>
    <meta:document-statistic meta:table-count="0" meta:image-count="0" meta:object-count="0" meta:page-count="1" meta:paragraph-count="3" meta:word-count="3" meta:character-count="236" meta:non-whitespace-character-count="236"/>
  </office:meta>
</office:document-meta>
</file>